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2.57">
            <text:p>12.570</text:p>
          </table:table-cell>
          <table:table-cell office:value-type="float" office:value="10">
            <text:p>10</text:p>
          </table:table-cell>
          <table:table-cell table:formula="of:=[.C3]*1.01" office:value-type="float" office:value="13.8851001164188">
            <text:p>13.885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8.15">
            <text:p>18.15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20.0488915762134">
            <text:p>20.0489</text:p>
          </table:table-cell>
          <table:table-cell table:style-name="ce3" office:value-type="float" office:value="18.19">
            <text:p>18.1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20.0930764612298">
            <text:p>20.0931</text:p>
          </table:table-cell>
          <table:table-cell table:style-name="ce3" office:value-type="float" office:value="35.68">
            <text:p>35.68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9.4129174346718">
            <text:p>39.4129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2.57">
            <text:p>12.5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3.7476238776424">
            <text:p>13.747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8.15">
            <text:p>18.15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9.8503876992211">
            <text:p>19.8504</text:p>
          </table:table-cell>
          <table:table-cell table:style-name="ce4" table:formula="of:=[.V2]" office:value-type="float" office:value="18.19">
            <text:p>18.1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9.8941351101285">
            <text:p>19.8941</text:p>
          </table:table-cell>
          <table:table-cell table:style-name="ce4" table:formula="of:=[.Y2]" office:value-type="float" office:value="35.68">
            <text:p>35.68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9.022690529378">
            <text:p>39.0227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2.57">
            <text:p>12.5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3.611508789745">
            <text:p>13.6115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8.15">
            <text:p>18.15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9.6538492071497">
            <text:p>19.6538</text:p>
          </table:table-cell>
          <table:table-cell table:style-name="ce4" table:formula="of:=[.V3]" office:value-type="float" office:value="18.19">
            <text:p>18.1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9.6971634753748">
            <text:p>19.6972</text:p>
          </table:table-cell>
          <table:table-cell table:style-name="ce4" table:formula="of:=[.Y3]" office:value-type="float" office:value="35.68">
            <text:p>35.68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8.6363272568099">
            <text:p>38.6363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2.57">
            <text:p>12.5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3.4767413759851">
            <text:p>13.4767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8.15">
            <text:p>18.15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9.4592566407422">
            <text:p>19.4593</text:p>
          </table:table-cell>
          <table:table-cell table:style-name="ce4" table:formula="of:=[.V4]" office:value-type="float" office:value="18.19">
            <text:p>18.1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9.5021420548265">
            <text:p>19.5021</text:p>
          </table:table-cell>
          <table:table-cell table:style-name="ce4" table:formula="of:=[.Y4]" office:value-type="float" office:value="35.68">
            <text:p>35.68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8.2537893631781">
            <text:p>38.2538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2.57">
            <text:p>12.5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3.3433082930546">
            <text:p>13.3433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8.15">
            <text:p>18.15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9.2665907334081">
            <text:p>19.2666</text:p>
          </table:table-cell>
          <table:table-cell table:style-name="ce4" table:formula="of:=[.V5]" office:value-type="float" office:value="18.19">
            <text:p>18.1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9.3090515394322">
            <text:p>19.3091</text:p>
          </table:table-cell>
          <table:table-cell table:style-name="ce4" table:formula="of:=[.Y5]" office:value-type="float" office:value="35.68">
            <text:p>35.68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37.8750389734437">
            <text:p>37.8750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2.57">
            <text:p>12.5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3.211196329757">
            <text:p>13.2112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8.15">
            <text:p>18.15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9.075832409315">
            <text:p>19.0758</text:p>
          </table:table-cell>
          <table:table-cell table:style-name="ce4" table:formula="of:=[.V6]" office:value-type="float" office:value="18.19">
            <text:p>18.1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9.117872811319">
            <text:p>19.1179</text:p>
          </table:table-cell>
          <table:table-cell table:style-name="ce4" table:formula="of:=[.Y6]" office:value-type="float" office:value="35.68">
            <text:p>35.68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37.500038587568">
            <text:p>37.50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2.57">
            <text:p>12.5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0803924057">
            <text:p>13.0804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8.15">
            <text:p>18.15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8.8869627815">
            <text:p>18.8870</text:p>
          </table:table-cell>
          <table:table-cell table:style-name="ce4" table:formula="of:=[.V7]" office:value-type="float" office:value="18.19">
            <text:p>18.1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8.9285869419">
            <text:p>18.9286</text:p>
          </table:table-cell>
          <table:table-cell table:style-name="ce4" table:formula="of:=[.Y7]" office:value-type="float" office:value="35.68">
            <text:p>35.68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37.1287510768">
            <text:p>37.1288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2.57">
            <text:p>12.5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2.95088357">
            <text:p>12.950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8.15">
            <text:p>18.15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8.69996315">
            <text:p>18.7000</text:p>
          </table:table-cell>
          <table:table-cell table:style-name="ce4" table:formula="of:=[.V8]" office:value-type="float" office:value="18.19">
            <text:p>18.1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8.74117519">
            <text:p>18.7412</text:p>
          </table:table-cell>
          <table:table-cell table:style-name="ce4" table:formula="of:=[.Y8]" office:value-type="float" office:value="35.68">
            <text:p>35.68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36.76113968">
            <text:p>36.7611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2.57">
            <text:p>12.5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2.822657">
            <text:p>12.822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8.15">
            <text:p>18.15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8.514815">
            <text:p>18.5148</text:p>
          </table:table-cell>
          <table:table-cell table:style-name="ce4" table:formula="of:=[.V9]" office:value-type="float" office:value="18.19">
            <text:p>18.1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8.555619">
            <text:p>18.5556</text:p>
          </table:table-cell>
          <table:table-cell table:style-name="ce4" table:formula="of:=[.Y9]" office:value-type="float" office:value="35.68">
            <text:p>35.68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36.397168">
            <text:p>36.3972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2.57">
            <text:p>12.5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2.6957">
            <text:p>12.695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8.15">
            <text:p>18.15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8.3315">
            <text:p>18.3315</text:p>
          </table:table-cell>
          <table:table-cell table:style-name="ce4" table:formula="of:=[.V10]" office:value-type="float" office:value="18.19">
            <text:p>18.1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8.3719">
            <text:p>18.3719</text:p>
          </table:table-cell>
          <table:table-cell table:style-name="ce4" table:formula="of:=[.Y10]" office:value-type="float" office:value="35.68">
            <text:p>35.68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36.0368">
            <text:p>36.0368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2.57">
            <text:p>12.5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2.57">
            <text:p>12.5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8.15">
            <text:p>18.15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8.15">
            <text:p>18.1500</text:p>
          </table:table-cell>
          <table:table-cell table:style-name="ce4" table:formula="of:=[.V11]" office:value-type="float" office:value="18.19">
            <text:p>18.1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8.19">
            <text:p>18.1900</text:p>
          </table:table-cell>
          <table:table-cell table:style-name="ce4" table:formula="of:=[.Y11]" office:value-type="float" office:value="35.68">
            <text:p>35.68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35.68">
            <text:p>35.68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2.57">
            <text:p>12.5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2.4455445544554">
            <text:p>12.445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8.15">
            <text:p>18.15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7.970297029703">
            <text:p>17.9703</text:p>
          </table:table-cell>
          <table:table-cell table:style-name="ce4" table:formula="of:=[.V12]" office:value-type="float" office:value="18.19">
            <text:p>18.1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8.009900990099">
            <text:p>18.0099</text:p>
          </table:table-cell>
          <table:table-cell table:style-name="ce4" table:formula="of:=[.Y12]" office:value-type="float" office:value="35.68">
            <text:p>35.68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35.3267326732673">
            <text:p>35.3267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2.57">
            <text:p>12.5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2.322321341045">
            <text:p>12.322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8.15">
            <text:p>18.15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7.7923732967356">
            <text:p>17.7924</text:p>
          </table:table-cell>
          <table:table-cell table:style-name="ce4" table:formula="of:=[.V13]" office:value-type="float" office:value="18.19">
            <text:p>18.1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7.8315851387119">
            <text:p>17.8316</text:p>
          </table:table-cell>
          <table:table-cell table:style-name="ce4" table:formula="of:=[.Y13]" office:value-type="float" office:value="35.68">
            <text:p>35.68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34.9769630428389">
            <text:p>34.9770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2.57">
            <text:p>12.5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2003181594505">
            <text:p>12.200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8.15">
            <text:p>18.15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7.6162111848867">
            <text:p>17.6162</text:p>
          </table:table-cell>
          <table:table-cell table:style-name="ce4" table:formula="of:=[.V14]" office:value-type="float" office:value="18.19">
            <text:p>18.1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7.6550347908039">
            <text:p>17.6550</text:p>
          </table:table-cell>
          <table:table-cell table:style-name="ce4" table:formula="of:=[.Y14]" office:value-type="float" office:value="35.68">
            <text:p>35.68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34.6306564780584">
            <text:p>34.6307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2.57">
            <text:p>12.5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079522930149">
            <text:p>12.079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8.15">
            <text:p>18.15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7.4417932523631">
            <text:p>17.4418</text:p>
          </table:table-cell>
          <table:table-cell table:style-name="ce4" table:formula="of:=[.V15]" office:value-type="float" office:value="18.19">
            <text:p>18.1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7.4802324661424">
            <text:p>17.4802</text:p>
          </table:table-cell>
          <table:table-cell table:style-name="ce4" table:formula="of:=[.Y15]" office:value-type="float" office:value="35.68">
            <text:p>35.68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34.2877786911469">
            <text:p>34.2878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2.57">
            <text:p>12.5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1.9599236932168">
            <text:p>11.9599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8.15">
            <text:p>18.15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7.2691022300625">
            <text:p>17.2691</text:p>
          </table:table-cell>
          <table:table-cell table:style-name="ce4" table:formula="of:=[.V16]" office:value-type="float" office:value="18.19">
            <text:p>18.1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7.3071608575668">
            <text:p>17.3072</text:p>
          </table:table-cell>
          <table:table-cell table:style-name="ce4" table:formula="of:=[.Y16]" office:value-type="float" office:value="35.68">
            <text:p>35.68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33.9482957338088">
            <text:p>33.9483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2.57">
            <text:p>12.5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1.8415086071454">
            <text:p>11.841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8.15">
            <text:p>18.15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7.0981210198638">
            <text:p>17.0981</text:p>
          </table:table-cell>
          <table:table-cell table:style-name="ce4" table:formula="of:=[.V17]" office:value-type="float" office:value="18.19">
            <text:p>18.1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7.135802829274">
            <text:p>17.1358</text:p>
          </table:table-cell>
          <table:table-cell table:style-name="ce4" table:formula="of:=[.Y17]" office:value-type="float" office:value="35.68">
            <text:p>35.68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33.6121739938701">
            <text:p>33.6122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2.57">
            <text:p>12.5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1.7242659476687">
            <text:p>11.7243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8.15">
            <text:p>18.15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6.9288326929345">
            <text:p>16.9288</text:p>
          </table:table-cell>
          <table:table-cell table:style-name="ce4" table:formula="of:=[.V18]" office:value-type="float" office:value="18.19">
            <text:p>18.1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6.9661414151228">
            <text:p>16.9661</text:p>
          </table:table-cell>
          <table:table-cell table:style-name="ce4" table:formula="of:=[.Y18]" office:value-type="float" office:value="35.68">
            <text:p>35.68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33.2793801919506">
            <text:p>33.2794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2.57">
            <text:p>12.5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1.6081841066027">
            <text:p>11.6082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8.15">
            <text:p>18.15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6.761220488054">
            <text:p>16.7612</text:p>
          </table:table-cell>
          <table:table-cell table:style-name="ce4" table:formula="of:=[.V19]" office:value-type="float" office:value="18.19">
            <text:p>18.1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6.7981598169533">
            <text:p>16.7982</text:p>
          </table:table-cell>
          <table:table-cell table:style-name="ce4" table:formula="of:=[.Y19]" office:value-type="float" office:value="35.68">
            <text:p>35.68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32.9498813781689">
            <text:p>32.9499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2.57">
            <text:p>12.5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1.4932515906957">
            <text:p>11.493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8.15">
            <text:p>18.15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6.5952678099544">
            <text:p>16.5953</text:p>
          </table:table-cell>
          <table:table-cell table:style-name="ce4" table:formula="of:=[.V20]" office:value-type="float" office:value="18.19">
            <text:p>18.1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6.631841402924">
            <text:p>16.6318</text:p>
          </table:table-cell>
          <table:table-cell table:style-name="ce4" table:formula="of:=[.Y20]" office:value-type="float" office:value="35.68">
            <text:p>35.68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32.6236449288801">
            <text:p>32.6236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2.57">
            <text:p>12.5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3794570204908">
            <text:p>11.379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8.15">
            <text:p>18.15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6.4309582276776">
            <text:p>16.4310</text:p>
          </table:table-cell>
          <table:table-cell table:style-name="ce4" table:formula="of:=[.V21]" office:value-type="float" office:value="18.19">
            <text:p>18.1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6.4671697058654">
            <text:p>16.4672</text:p>
          </table:table-cell>
          <table:table-cell table:style-name="ce4" table:formula="of:=[.Y21]" office:value-type="float" office:value="35.68">
            <text:p>35.68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32.3006385434456">
            <text:p>32.300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1.588">
            <text:p>1.588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75413993515299">
            <text:p>1.7541</text:p>
          </table:table-cell>
          <table:table-cell table:style-name="ce3" office:value-type="float" office:value="0.836">
            <text:p>0.836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0.923464096843767">
            <text:p>0.9235</text:p>
          </table:table-cell>
          <table:table-cell table:style-name="ce3" office:value-type="float" office:value="1.025">
            <text:p>1.025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223767854648">
            <text:p>1.132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1.588">
            <text:p>1.588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1.73677221302277">
            <text:p>1.7368</text:p>
          </table:table-cell>
          <table:table-cell table:style-name="ce4" table:formula="of:=[.V25]" office:value-type="float" office:value="0.836">
            <text:p>0.836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0.914320887964126">
            <text:p>0.9143</text:p>
          </table:table-cell>
          <table:table-cell table:style-name="ce4" table:formula="of:=[.Y25]" office:value-type="float" office:value="1.025">
            <text:p>1.025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2102740450147">
            <text:p>1.1210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1.588">
            <text:p>1.588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1.71957644853739">
            <text:p>1.7196</text:p>
          </table:table-cell>
          <table:table-cell table:style-name="ce4" table:formula="of:=[.V26]" office:value-type="float" office:value="0.836">
            <text:p>0.836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0.905268205905075">
            <text:p>0.9053</text:p>
          </table:table-cell>
          <table:table-cell table:style-name="ce4" table:formula="of:=[.Y26]" office:value-type="float" office:value="1.025">
            <text:p>1.025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992812326878">
            <text:p>1.1099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1.588">
            <text:p>1.588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1.70255093914593">
            <text:p>1.7026</text:p>
          </table:table-cell>
          <table:table-cell table:style-name="ce4" table:formula="of:=[.V27]" office:value-type="float" office:value="0.836">
            <text:p>0.836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0.89630515436146">
            <text:p>0.8963</text:p>
          </table:table-cell>
          <table:table-cell table:style-name="ce4" table:formula="of:=[.Y27]" office:value-type="float" office:value="1.025">
            <text:p>1.025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893873590969">
            <text:p>1.098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1.588">
            <text:p>1.588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1.68569399915439">
            <text:p>1.6857</text:p>
          </table:table-cell>
          <table:table-cell table:style-name="ce4" table:formula="of:=[.V28]" office:value-type="float" office:value="0.836">
            <text:p>0.836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0.887430845902436">
            <text:p>0.8874</text:p>
          </table:table-cell>
          <table:table-cell table:style-name="ce4" table:formula="of:=[.Y28]" office:value-type="float" office:value="1.025">
            <text:p>1.025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805815436603">
            <text:p>1.0881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1.588">
            <text:p>1.588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1.6690039595588">
            <text:p>1.6690</text:p>
          </table:table-cell>
          <table:table-cell table:style-name="ce4" table:formula="of:=[.V29]" office:value-type="float" office:value="0.836">
            <text:p>0.836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0.8786444018836">
            <text:p>0.8786</text:p>
          </table:table-cell>
          <table:table-cell table:style-name="ce4" table:formula="of:=[.Y29]" office:value-type="float" office:value="1.025">
            <text:p>1.025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72853013525">
            <text:p>1.077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1.588">
            <text:p>1.588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1.65247916788">
            <text:p>1.6525</text:p>
          </table:table-cell>
          <table:table-cell table:style-name="ce4" table:formula="of:=[.V30]" office:value-type="float" office:value="0.836">
            <text:p>0.836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0.86994495236">
            <text:p>0.8699</text:p>
          </table:table-cell>
          <table:table-cell table:style-name="ce4" table:formula="of:=[.Y30]" office:value-type="float" office:value="1.025">
            <text:p>1.025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661911025">
            <text:p>1.066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1.588">
            <text:p>1.588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1.636117988">
            <text:p>1.6361</text:p>
          </table:table-cell>
          <table:table-cell table:style-name="ce4" table:formula="of:=[.V31]" office:value-type="float" office:value="0.836">
            <text:p>0.836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0.861331636">
            <text:p>0.8613</text:p>
          </table:table-cell>
          <table:table-cell table:style-name="ce4" table:formula="of:=[.Y31]" office:value-type="float" office:value="1.025">
            <text:p>1.025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6058525">
            <text:p>1.0561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1.588">
            <text:p>1.588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1.6199188">
            <text:p>1.6199</text:p>
          </table:table-cell>
          <table:table-cell table:style-name="ce4" table:formula="of:=[.V32]" office:value-type="float" office:value="0.836">
            <text:p>0.836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0.8528036">
            <text:p>0.8528</text:p>
          </table:table-cell>
          <table:table-cell table:style-name="ce4" table:formula="of:=[.Y32]" office:value-type="float" office:value="1.025">
            <text:p>1.025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56025">
            <text:p>1.045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1.588">
            <text:p>1.588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1.60388">
            <text:p>1.6039</text:p>
          </table:table-cell>
          <table:table-cell table:style-name="ce4" table:formula="of:=[.V33]" office:value-type="float" office:value="0.836">
            <text:p>0.836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0.84436">
            <text:p>0.8444</text:p>
          </table:table-cell>
          <table:table-cell table:style-name="ce4" table:formula="of:=[.Y33]" office:value-type="float" office:value="1.025">
            <text:p>1.025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525">
            <text:p>1.0353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1.588">
            <text:p>1.588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1.588">
            <text:p>1.5880</text:p>
          </table:table-cell>
          <table:table-cell table:style-name="ce4" table:formula="of:=[.V34]" office:value-type="float" office:value="0.836">
            <text:p>0.836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0.836">
            <text:p>0.8360</text:p>
          </table:table-cell>
          <table:table-cell table:style-name="ce4" table:formula="of:=[.Y34]" office:value-type="float" office:value="1.025">
            <text:p>1.025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5">
            <text:p>1.025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1.588">
            <text:p>1.588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1.57227722772277">
            <text:p>1.5723</text:p>
          </table:table-cell>
          <table:table-cell table:style-name="ce4" table:formula="of:=[.V35]" office:value-type="float" office:value="0.836">
            <text:p>0.836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0.827722772277228">
            <text:p>0.8277</text:p>
          </table:table-cell>
          <table:table-cell table:style-name="ce4" table:formula="of:=[.Y35]" office:value-type="float" office:value="1.025">
            <text:p>1.025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485148514851">
            <text:p>1.014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1.588">
            <text:p>1.588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1.55671012645819">
            <text:p>1.5567</text:p>
          </table:table-cell>
          <table:table-cell table:style-name="ce4" table:formula="of:=[.V36]" office:value-type="float" office:value="0.836">
            <text:p>0.836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0.819527497304186">
            <text:p>0.8195</text:p>
          </table:table-cell>
          <table:table-cell table:style-name="ce4" table:formula="of:=[.Y36]" office:value-type="float" office:value="1.025">
            <text:p>1.025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480345064209">
            <text:p>1.004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1.588">
            <text:p>1.588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1.5412971549091">
            <text:p>1.5413</text:p>
          </table:table-cell>
          <table:table-cell table:style-name="ce4" table:formula="of:=[.V37]" office:value-type="float" office:value="0.836">
            <text:p>0.836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0.811413363667511">
            <text:p>0.8114</text:p>
          </table:table-cell>
          <table:table-cell table:style-name="ce4" table:formula="of:=[.Y37]" office:value-type="float" office:value="1.025">
            <text:p>1.025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4854901625835">
            <text:p>0.994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1.588">
            <text:p>1.588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1.52603678703871">
            <text:p>1.5260</text:p>
          </table:table-cell>
          <table:table-cell table:style-name="ce4" table:formula="of:=[.V38]" office:value-type="float" office:value="0.836">
            <text:p>0.836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0.803379567987634">
            <text:p>0.8034</text:p>
          </table:table-cell>
          <table:table-cell table:style-name="ce4" table:formula="of:=[.Y38]" office:value-type="float" office:value="1.025">
            <text:p>1.025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5004853094887">
            <text:p>0.985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1.588">
            <text:p>1.588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1.51092751191952">
            <text:p>1.5109</text:p>
          </table:table-cell>
          <table:table-cell table:style-name="ce4" table:formula="of:=[.V39]" office:value-type="float" office:value="0.836">
            <text:p>0.836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0.795425314839242">
            <text:p>0.7954</text:p>
          </table:table-cell>
          <table:table-cell table:style-name="ce4" table:formula="of:=[.Y39]" office:value-type="float" office:value="1.025">
            <text:p>1.025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5252329796918">
            <text:p>0.975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1.588">
            <text:p>1.588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1.49596783358368">
            <text:p>1.4960</text:p>
          </table:table-cell>
          <table:table-cell table:style-name="ce4" table:formula="of:=[.V40]" office:value-type="float" office:value="0.836">
            <text:p>0.836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0.787549816672517">
            <text:p>0.7875</text:p>
          </table:table-cell>
          <table:table-cell table:style-name="ce4" table:formula="of:=[.Y40]" office:value-type="float" office:value="1.025">
            <text:p>1.025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5596366135562">
            <text:p>0.9656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1.588">
            <text:p>1.588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1.48115627087493">
            <text:p>1.4812</text:p>
          </table:table-cell>
          <table:table-cell table:style-name="ce4" table:formula="of:=[.V41]" office:value-type="float" office:value="0.836">
            <text:p>0.836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0.779752293735165">
            <text:p>0.7798</text:p>
          </table:table-cell>
          <table:table-cell table:style-name="ce4" table:formula="of:=[.Y41]" office:value-type="float" office:value="1.025">
            <text:p>1.025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6036006074814">
            <text:p>0.9560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1.588">
            <text:p>1.588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1.46649135730191">
            <text:p>1.4665</text:p>
          </table:table-cell>
          <table:table-cell table:style-name="ce4" table:formula="of:=[.V42]" office:value-type="float" office:value="0.836">
            <text:p>0.836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0.772031973995213">
            <text:p>0.7720</text:p>
          </table:table-cell>
          <table:table-cell table:style-name="ce4" table:formula="of:=[.Y42]" office:value-type="float" office:value="1.025">
            <text:p>1.025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657030304437">
            <text:p>0.946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1.588">
            <text:p>1.588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1.45197164089298">
            <text:p>1.4520</text:p>
          </table:table-cell>
          <table:table-cell table:style-name="ce4" table:formula="of:=[.V43]" office:value-type="float" office:value="0.836">
            <text:p>0.836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764388093064567">
            <text:p>0.7644</text:p>
          </table:table-cell>
          <table:table-cell table:style-name="ce4" table:formula="of:=[.Y43]" office:value-type="float" office:value="1.025">
            <text:p>1.025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7198319845911">
            <text:p>0.9372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1.588">
            <text:p>1.588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1.43759568405246">
            <text:p>1.4376</text:p>
          </table:table-cell>
          <table:table-cell table:style-name="ce4" table:formula="of:=[.V44]" office:value-type="float" office:value="0.836">
            <text:p>0.836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756819894123334">
            <text:p>0.7568</text:p>
          </table:table-cell>
          <table:table-cell table:style-name="ce4" table:formula="of:=[.Y44]" office:value-type="float" office:value="1.025">
            <text:p>1.025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919128560308">
            <text:p>0.927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66761">
            <text:p>1966761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796610">
            <text:p>796610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2023849">
            <text:p>202384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2015／04／10</text:date>, <text:time>12:55:3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10T12:55:32.53</dc:date>
    <meta:editing-duration>P29DT16H27M12S</meta:editing-duration>
    <meta:editing-cycles>90</meta:editing-cycles>
    <meta:generator>OpenOffice/4.1.1$Win32 OpenOffice.org_project/411m6$Build-9775</meta:generator>
    <meta:document-statistic meta:table-count="6" meta:cell-count="3417" meta:object-count="0"/>
  </office:meta>
</office:document-meta>
</file>